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58])" office:value-type="float" office:value="185">
            <text:p>185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85">
            <text:p>185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36">
            <text:p>3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3:15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20T13:15:19</dc:date>
    <meta:editing-duration>PT54M5S</meta:editing-duration>
    <meta:editing-cycles>71</meta:editing-cycles>
    <meta:generator>LibreOffice/3.4$Unix LibreOffice_project/340m1$Build-302</meta:generator>
    <meta:document-statistic meta:table-count="5" meta:cell-count="204" meta:object-count="0"/>
  </office:meta>
</office:document-meta>
</file>